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family-generic="roman"/>
    <style:font-face style:name="Liberation Serif5" svg:font-family="'Liberation Serif'" style:font-family-generic="roman" style:font-pitch="variable"/>
    <style:font-face style:name="Liberation Serif6" svg:font-family="'Liberation Serif'" style:font-adornments="Standard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2.739cm"/>
    </style:style>
    <style:style style:name="co84" style:family="table-column">
      <style:table-column-properties fo:break-before="auto" style:column-width="4.509cm"/>
    </style:style>
    <style:style style:name="co85" style:family="table-column">
      <style:table-column-properties fo:break-before="auto" style:column-width="3.399cm"/>
    </style:style>
    <style:style style:name="co86" style:family="table-column">
      <style:table-column-properties fo:break-before="auto" style:column-width="4.334cm"/>
    </style:style>
    <style:style style:name="co87" style:family="table-column">
      <style:table-column-properties fo:break-before="auto" style:column-width="4.438cm"/>
    </style:style>
    <style:style style:name="co88" style:family="table-column">
      <style:table-column-properties fo:break-before="auto" style:column-width="2.431cm"/>
    </style:style>
    <style:style style:name="co89" style:family="table-column">
      <style:table-column-properties fo:break-before="auto" style:column-width="3.388cm"/>
    </style:style>
    <style:style style:name="co90" style:family="table-column">
      <style:table-column-properties fo:break-before="auto" style:column-width="4.198cm"/>
    </style:style>
    <style:style style:name="co91" style:family="table-column">
      <style:table-column-properties fo:break-before="auto" style:column-width="8.765cm"/>
    </style:style>
    <style:style style:name="co92" style:family="table-column">
      <style:table-column-properties fo:break-before="auto" style:column-width="3.103cm"/>
    </style:style>
    <style:style style:name="co93" style:family="table-column">
      <style:table-column-properties fo:break-before="auto" style:column-width="2.298cm"/>
    </style:style>
    <style:style style:name="co94" style:family="table-column">
      <style:table-column-properties fo:break-before="auto" style:column-width="1.826cm"/>
    </style:style>
    <style:style style:name="co95" style:family="table-column">
      <style:table-column-properties fo:break-before="auto" style:column-width="2.282cm"/>
    </style:style>
    <style:style style:name="co96" style:family="table-column">
      <style:table-column-properties fo:break-before="auto" style:column-width="0.688cm"/>
    </style:style>
    <style:style style:name="co97" style:family="table-column">
      <style:table-column-properties fo:break-before="auto" style:column-width="2.63cm"/>
    </style:style>
    <style:style style:name="co98" style:family="table-column">
      <style:table-column-properties fo:break-before="auto" style:column-width="8.015cm"/>
    </style:style>
    <style:style style:name="co99" style:family="table-column">
      <style:table-column-properties fo:break-before="auto" style:column-width="2.977cm"/>
    </style:style>
    <style:style style:name="co100" style:family="table-column">
      <style:table-column-properties fo:break-before="auto" style:column-width="2.26cm"/>
    </style:style>
    <style:style style:name="co101" style:family="table-column">
      <style:table-column-properties fo:break-before="auto" style:column-width="8.324cm"/>
    </style:style>
    <style:style style:name="co102" style:family="table-column">
      <style:table-column-properties fo:break-before="auto" style:column-width="1.903cm"/>
    </style:style>
    <style:style style:name="co103" style:family="table-column">
      <style:table-column-properties fo:break-before="auto" style:column-width="2.917cm"/>
    </style:style>
    <style:style style:name="co104" style:family="table-column">
      <style:table-column-properties fo:break-before="auto" style:column-width="3.443cm"/>
    </style:style>
    <style:style style:name="co105" style:family="table-column">
      <style:table-column-properties fo:break-before="auto" style:column-width="8.431cm"/>
    </style:style>
    <style:style style:name="co106" style:family="table-column">
      <style:table-column-properties fo:break-before="auto" style:column-width="2.902cm"/>
    </style:style>
    <style:style style:name="co107" style:family="table-column">
      <style:table-column-properties fo:break-before="auto" style:column-width="2.967cm"/>
    </style:style>
    <style:style style:name="co108" style:family="table-column">
      <style:table-column-properties fo:break-before="auto" style:column-width="2.459cm"/>
    </style:style>
    <style:style style:name="co109" style:family="table-column">
      <style:table-column-properties fo:break-before="auto" style:column-width="1.018cm"/>
    </style:style>
    <style:style style:name="co110" style:family="table-column">
      <style:table-column-properties fo:break-before="auto" style:column-width="2.524cm"/>
    </style:style>
    <style:style style:name="co111" style:family="table-column">
      <style:table-column-properties fo:break-before="auto" style:column-width="1.806cm"/>
    </style:style>
    <style:style style:name="co112" style:family="table-column">
      <style:table-column-properties fo:break-before="auto" style:column-width="0.344cm"/>
    </style:style>
    <style:style style:name="co113" style:family="table-column">
      <style:table-column-properties fo:break-before="auto" style:column-width="5.05cm"/>
    </style:style>
    <style:style style:name="co114" style:family="table-column">
      <style:table-column-properties fo:break-before="auto" style:column-width="22.564cm"/>
    </style:style>
    <style:style style:name="co115" style:family="table-column">
      <style:table-column-properties fo:break-before="auto" style:column-width="15.111cm"/>
    </style:style>
    <style:style style:name="co116" style:family="table-column">
      <style:table-column-properties fo:break-before="auto" style:column-width="2.02cm"/>
    </style:style>
    <style:style style:name="co117" style:family="table-column">
      <style:table-column-properties fo:break-before="auto" style:column-width="1.245cm"/>
    </style:style>
    <style:style style:name="co118" style:family="table-column">
      <style:table-column-properties fo:break-before="auto" style:column-width="3.794cm"/>
    </style:style>
    <style:style style:name="co119" style:family="table-column">
      <style:table-column-properties fo:break-before="auto" style:column-width="5.574cm"/>
    </style:style>
    <style:style style:name="co120" style:family="table-column">
      <style:table-column-properties fo:break-before="auto" style:column-width="0.875cm"/>
    </style:style>
    <style:style style:name="co121" style:family="table-column">
      <style:table-column-properties fo:break-before="auto" style:column-width="3.415cm"/>
    </style:style>
    <style:style style:name="co122" style:family="table-column">
      <style:table-column-properties fo:break-before="auto" style:column-width="0.995cm"/>
    </style:style>
    <style:style style:name="co123" style:family="table-column">
      <style:table-column-properties fo:break-before="auto" style:column-width="2.551cm"/>
    </style:style>
    <style:style style:name="co124" style:family="table-column">
      <style:table-column-properties fo:break-before="auto" style:column-width="4.21cm"/>
    </style:style>
    <style:style style:name="co125" style:family="table-column">
      <style:table-column-properties fo:break-before="auto" style:column-width="2.561cm"/>
    </style:style>
    <style:style style:name="co126" style:family="table-column">
      <style:table-column-properties fo:break-before="auto" style:column-width="0.473cm"/>
    </style:style>
    <style:style style:name="co127" style:family="table-column">
      <style:table-column-properties fo:break-before="auto" style:column-width="1.526cm"/>
    </style:style>
    <style:style style:name="co128" style:family="table-column">
      <style:table-column-properties fo:break-before="auto" style:column-width="11.192cm"/>
    </style:style>
    <style:style style:name="co129" style:family="table-column">
      <style:table-column-properties fo:break-before="auto" style:column-width="0.593cm"/>
    </style:style>
    <style:style style:name="co130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778cm" fo:break-before="auto" style:use-optimal-row-height="true"/>
    </style:style>
    <style:style style:name="ro20" style:family="table-row">
      <style:table-row-properties style:row-height="0.57cm" fo:break-before="auto" style:use-optimal-row-height="true"/>
    </style:style>
    <style:style style:name="ro21" style:family="table-row">
      <style:table-row-properties style:row-height="0.972cm" fo:break-before="auto" style:use-optimal-row-height="true"/>
    </style:style>
    <style:style style:name="ro22" style:family="table-row">
      <style:table-row-properties style:row-height="0.466cm" fo:break-before="auto" style:use-optimal-row-height="true"/>
    </style:style>
    <style:style style:name="ro23" style:family="table-row">
      <style:table-row-properties style:row-height="0.845cm" fo:break-before="auto" style:use-optimal-row-height="true"/>
    </style:style>
    <style:style style:name="ro24" style:family="table-row">
      <style:table-row-properties style:row-height="0.515cm" fo:break-before="auto" style:use-optimal-row-height="true"/>
    </style:style>
    <style:style style:name="ro25" style:family="table-row">
      <style:table-row-properties style:row-height="0.938cm" fo:break-before="auto" style:use-optimal-row-height="true"/>
    </style:style>
    <style:style style:name="ro26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46cm" fo:break-before="auto" style:use-optimal-row-height="true"/>
    </style:style>
    <style:style style:name="ro29" style:family="table-row">
      <style:table-row-properties style:row-height="0.718cm" fo:break-before="auto" style:use-optimal-row-height="true"/>
    </style:style>
    <style:style style:name="ro30" style:family="table-row">
      <style:table-row-properties style:row-height="0.557cm" fo:break-before="auto" style:use-optimal-row-height="true"/>
    </style:style>
    <style:style style:name="ro31" style:family="table-row">
      <style:table-row-properties style:row-height="0.494cm" fo:break-before="auto" style:use-optimal-row-height="true"/>
    </style:style>
    <style:style style:name="ro32" style:family="table-row">
      <style:table-row-properties style:row-height="0.464cm" fo:break-before="auto" style:use-optimal-row-height="true"/>
    </style:style>
    <style:style style:name="ro33" style:family="table-row">
      <style:table-row-properties style:row-height="0.709cm" fo:break-before="auto" style:use-optimal-row-height="true"/>
    </style:style>
    <style:style style:name="ro34" style:family="table-row">
      <style:table-row-properties style:row-height="1.658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0.586cm" fo:break-before="auto" style:use-optimal-row-height="true"/>
    </style:style>
    <style:style style:name="ro37" style:family="table-row">
      <style:table-row-properties style:row-height="0.723cm" fo:break-before="auto" style:use-optimal-row-height="true"/>
    </style:style>
    <style:style style:name="ro38" style:family="table-row">
      <style:table-row-properties style:row-height="0.54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293cm" fo:break-before="auto" style:use-optimal-row-height="true"/>
    </style:style>
    <style:style style:name="ro41" style:family="table-row">
      <style:table-row-properties style:row-height="0.863cm" fo:break-before="auto" style:use-optimal-row-height="true"/>
    </style:style>
    <style:style style:name="ro42" style:family="table-row">
      <style:table-row-properties style:row-height="2.588cm" fo:break-before="auto" style:use-optimal-row-height="true"/>
    </style:style>
    <style:style style:name="ro43" style:family="table-row">
      <style:table-row-properties style:row-height="1.725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92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1.362cm" fo:break-before="auto" style:use-optimal-row-height="true"/>
    </style:style>
    <style:style style:name="ro49" style:family="table-row">
      <style:table-row-properties style:row-height="0.452cm" fo:break-before="page" style:use-optimal-row-height="true"/>
    </style:style>
    <style:style style:name="ro50" style:family="table-row">
      <style:table-row-properties style:row-height="0.582cm" fo:break-before="auto" style:use-optimal-row-height="true"/>
    </style:style>
    <style:style style:name="ro51" style:family="table-row">
      <style:table-row-properties style:row-height="1.099cm" fo:break-before="auto" style:use-optimal-row-height="true"/>
    </style:style>
    <style:style style:name="ro52" style:family="table-row">
      <style:table-row-properties style:row-height="0.647cm" fo:break-before="auto" style:use-optimal-row-height="true"/>
    </style:style>
    <style:style style:name="ro53" style:family="table-row">
      <style:table-row-properties style:row-height="0.631cm" fo:break-before="auto" style:use-optimal-row-height="true"/>
    </style:style>
    <style:style style:name="ro54" style:family="table-row">
      <style:table-row-properties style:row-height="0.794cm" fo:break-before="auto" style:use-optimal-row-height="true"/>
    </style:style>
    <style:style style:name="ro55" style:family="table-row">
      <style:table-row-properties style:row-height="1.104cm" fo:break-before="auto" style:use-optimal-row-height="true"/>
    </style:style>
    <style:style style:name="ro56" style:family="table-row">
      <style:table-row-properties style:row-height="0.609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13" style:family="table-cell" style:parent-style-name="comp_20_In_20_testa"/>
    <style:style style:name="ce14" style:family="table-cell" style:parent-style-name="comp_20_Int_5f_colonna"/>
    <style:style style:name="ce15" style:family="table-cell" style:parent-style-name="Comp_20_Start_20_Attributo"/>
    <style:style style:name="ce16" style:family="table-cell" style:parent-style-name="comp_20_progress"/>
    <style:style style:name="ce17" style:family="table-cell" style:parent-style-name="comp_20_10_20_s"/>
    <style:style style:name="ce18" style:family="table-cell" style:parent-style-name="Comp_20_End_20_Attributo"/>
    <style:style style:name="ce19" style:family="table-cell" style:parent-style-name="Comp_20_TOTALI"/>
    <style:style style:name="ce21" style:family="table-cell" style:parent-style-name="Riga_5f_rossa_5f_Chiudi"/>
    <style:style style:name="ce23" style:family="table-cell" style:parent-style-name="Default"/>
    <style:style style:name="ce24" style:family="table-cell" style:parent-style-name="Comp-Bianche_20_sopra"/>
    <style:style style:name="ce25" style:family="table-cell" style:parent-style-name="comp_20_Art-EP_5f_R"/>
    <style:style style:name="ce26" style:family="table-cell" style:parent-style-name="Comp-Bianche_20_in_20_mezzo"/>
    <style:style style:name="ce27" style:family="table-cell" style:parent-style-name="comp_20_sotto_20_Bianche"/>
    <style:style style:name="ce28" style:family="table-cell" style:parent-style-name="Comp-Bianche_20_sopraS"/>
    <style:style style:name="ce29" style:family="table-cell" style:parent-style-name="Comp-Bianche_20_in_20_mezzo_20_Descr"/>
    <style:style style:name="ce30" style:family="table-cell" style:parent-style-name="comp_20_1-a"/>
    <style:style style:name="ce31" style:family="table-cell" style:parent-style-name="comp_20_sotto_20_centro"/>
    <style:style style:name="ce32" style:family="table-cell" style:parent-style-name="Comp-Bianche_20_in_20_mezzo_20_bordate_5f_R"/>
    <style:style style:name="ce33" style:family="table-cell" style:parent-style-name="comp_20_1-a_20_PU"/>
    <style:style style:name="ce34" style:family="table-cell" style:parent-style-name="comp_20_1-a_20_LUNG"/>
    <style:style style:name="ce35" style:family="table-cell" style:parent-style-name="comp_20_1-a_20_LARG"/>
    <style:style style:name="ce36" style:family="table-cell" style:parent-style-name="comp_20_1-a_20_peso"/>
    <style:style style:name="ce37" style:family="table-cell" style:parent-style-name="comp_20_sotto_20_BiancheS"/>
    <style:style style:name="ce38" style:family="table-cell" style:parent-style-name="vuote2"/>
    <style:style style:name="ce39" style:family="table-cell" style:parent-style-name="Blu"/>
    <style:style style:name="ce40" style:family="table-cell" style:parent-style-name="Comp-Variante_20_num_20_sotto"/>
    <style:style style:name="ce41" style:family="table-cell" style:parent-style-name="centro_5f_corsivo"/>
    <style:style style:name="ce42" style:family="table-cell" style:parent-style-name="comp_20_sotto_20_Unitario"/>
    <style:style style:name="ce43" style:family="table-cell" style:parent-style-name="COnt_5f_noP"/>
    <style:style style:name="ce44" style:family="table-cell" style:parent-style-name="Comp-sotto_20_euri"/>
    <style:style style:name="ce45" style:family="table-cell" style:parent-style-name="comp_20_sotto_20_Euro_20_Originale"/>
    <style:style style:name="ce46" style:family="table-cell" style:parent-style-name="comp_20_sotto_20_Euro_20_3"/>
    <style:style style:name="ce47" style:family="table-cell" style:parent-style-name="Comp-Sal-Valuta_20_sotto"/>
    <style:style style:name="ce48" style:family="table-cell" style:parent-style-name="Comp-SAL_20_2-Valuta_5f_sotto"/>
    <style:style style:name="ce49" style:family="table-cell" style:parent-style-name="Comp_5f_SAL-Valuta_20_sotto"/>
    <style:style style:name="ce50" style:family="table-cell" style:parent-style-name="Comp_20_TOTALI_20__25_"/>
    <style:style style:name="ce51" style:family="table-cell" style:parent-style-name="Comp-SAL_20_4_20_Valuta_20_sotto"/>
    <style:style style:name="ce52" style:family="table-cell" style:parent-style-name="Comp-SAL5-Valuta_20_sotto"/>
    <style:style style:name="ce53" style:family="table-cell" style:parent-style-name="Comp-SAL_20_n_20_valuta_5f_sotto"/>
    <style:style style:name="ce54" style:family="table-cell" style:parent-style-name="comp_20_Int_5f_colonna">
      <style:text-properties style:font-name="Liberation Serif1" style:font-name-asian="Andale Sans UI" style:font-name-complex="Arial3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56" style:family="table-cell" style:parent-style-name="Comp-sotto_20__25_"/>
    <style:style style:name="ce57" style:family="table-cell" style:parent-style-name="compTagRiservato"/>
    <style:style style:name="ce58" style:family="table-cell" style:parent-style-name="compTag"/>
    <style:style style:name="ce59" style:family="table-cell" style:parent-style-name="comp_20_-controolo"/>
    <style:style style:name="ce60" style:family="table-cell" style:parent-style-name="comp_20_sotto_20_Residui"/>
    <style:style style:name="ce61" style:family="table-cell" style:parent-style-name="Comp_20_bianca_20_sopra_20_dx"/>
    <style:style style:name="ce62" style:family="table-cell" style:parent-style-name="Mis-Lib-Note"/>
    <style:style style:name="ce63" style:family="table-cell" style:parent-style-name="Mis-Lib-Note-sotto"/>
    <style:style style:name="ce64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80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82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13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162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3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235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4" fo:font-size="12pt" fo:font-style="normal" fo:text-shadow="none" style:text-underline-style="none" fo:font-weight="normal" style:font-size-asian="12pt" style:font-style-asian="normal" style:font-weight-asian="normal" style:font-name-complex="Liberation Serif4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313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5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6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318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45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80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1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13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517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543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0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-mezzo_20__25_" table:formula="of:=IF([.$N$2]=0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3"/>
        <table:table-column table:style-name="co3" table:default-cell-style-name="ce23"/>
        <table:table-column table:style-name="co12" table:default-cell-style-name="ce23"/>
        <table:table-column table:style-name="co13" table:visibility="collapse" table:number-columns-repeated="2" table:default-cell-style-name="ce23"/>
        <table:table-column-group>
          <table:table-column table:style-name="co3" table:default-cell-style-name="ce23"/>
          <table:table-column table:style-name="co14" table:number-columns-repeated="3" table:default-cell-style-name="ce23"/>
        </table:table-column-group>
        <table:table-column table:style-name="co15" table:default-cell-style-name="ce23"/>
        <table:table-column table:style-name="co13" table:visibility="collapse" table:default-cell-style-name="ce23"/>
        <table:table-column table:style-name="co15" table:default-cell-style-name="ce23"/>
        <table:table-column table:style-name="co13" table:visibility="collapse" table:number-columns-repeated="6" table:default-cell-style-name="ce23"/>
        <table:table-column table:style-name="co16" table:default-cell-style-name="ce23"/>
        <table:table-column table:style-name="co13" table:visibility="collapse" table:number-columns-repeated="9" table:default-cell-style-name="ce23"/>
        <table:table-column table:style-name="co15" table:visibility="collapse" table:default-cell-style-name="ce23"/>
        <table:table-column-group table:display="false">
          <table:table-column table:style-name="co17" table:visibility="collapse" table:number-columns-repeated="2" table:default-cell-style-name="ce23"/>
        </table:table-column-group>
        <table:table-column table:style-name="co18" table:visibility="collapse" table:number-columns-repeated="5" table:default-cell-style-name="ce23"/>
        <table:table-column table:style-name="co19" table:visibility="collapse" table:number-columns-repeated="8" table:default-cell-style-name="ce23"/>
        <table:table-column table:style-name="co19" table:default-cell-style-name="ce23"/>
        <table:table-column table:style-name="co20" table:default-cell-style-name="ce23"/>
        <table:table-column-group>
          <table:table-column table:style-name="co20" table:number-columns-repeated="4" table:default-cell-style-name="ce23"/>
          <table:table-column table:style-name="co21" table:default-cell-style-name="ce23"/>
          <table:table-column table:style-name="co13" table:number-columns-repeated="16333" table:default-cell-style-name="ce23"/>
          <table:table-column table:style-name="co13"/>
        </table:table-column-group>
        <table:table-row table:style-name="ro1">
          <table:table-cell table:style-name="Default" table:number-columns-repeated="2"/>
          <table:table-cell table:style-name="comp_20_Int_5f_colonna"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style-name="Default" table:number-columns-repeated="2"/>
          <table:table-cell table:style-name="Default" office:value-type="string" calcext:value-type="string">
            <text:p>DP:</text:p>
          </table:table-cell>
          <table:table-cell table:style-name="Default" table:number-columns-repeated="40"/>
          <table:table-cell table:style-name="ce64" table:number-columns-repeated="53"/>
          <table:table-cell table:number-columns-repeated="16285"/>
        </table:table-row>
        <table:table-row table:style-name="ro1">
          <table:table-cell table:style-name="ce13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13"/>
          <table:table-cell table:style-name="ce13" office:value-type="string" calcext:value-type="string">
            <text:p>QUESTA RIGA NON VIENE STAMPATA</text:p>
          </table:table-cell>
          <table:table-cell table:style-name="ce13" table:number-columns-repeated="14"/>
          <table:table-cell table:style-name="ce13" table:formula="of:=SUBTOTAL(9;[.R4:.R8])" office:value-type="string" office:string-value="" calcext:value-type="error">
            <text:p>#N/A</text:p>
          </table:table-cell>
          <table:table-cell table:style-name="ce13" table:formula="of:=SUBTOTAL(9;[.S4:.S8])" office:value-type="string" office:string-value="" calcext:value-type="error">
            <text:p>#N/A</text:p>
          </table:table-cell>
          <table:table-cell table:style-name="ce13" table:number-columns-repeated="9"/>
          <table:table-cell table:style-name="ce13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e13" table:formula="of:=SUBTOTAL(9;[.AE4:.AE8])" office:value-type="string" office:string-value="" calcext:value-type="error">
            <text:p>#N/A</text:p>
          </table:table-cell>
          <table:table-cell table:style-name="ce13" table:number-columns-repeated="5"/>
          <table:table-cell table:style-name="ce13" table:formula="of:=SUBTOTAL(9;[.AK4:.AK8])" office:value-type="currency" office:currency="EUR" office:value="0" calcext:value-type="currency">
            <text:p>€ 0,00</text:p>
          </table:table-cell>
          <table:table-cell table:style-name="ce13" table:number-columns-repeated="7"/>
          <table:table-cell table:number-columns-repeated="16340"/>
        </table:table-row>
        <table:table-header-rows>
          <table:table-row table:style-name="ro5">
            <table:table-cell table:style-name="ce14" office:value-type="string" calcext:value-type="string">
              <text:p>N.</text:p>
            </table:table-cell>
            <table:table-cell table:style-name="ce14" office:value-type="string" calcext:value-type="string">
              <text:p>Articolo</text:p>
            </table:table-cell>
            <table:table-cell table:style-name="ce14" office:value-type="string" calcext:value-type="string">
              <text:p>DESIGNAZIONE DEI LAVORI</text:p>
              <text:p>E DELLE SOMMINISTRAZIONI</text:p>
            </table:table-cell>
            <table:table-cell table:style-name="ce14" table:number-columns-repeated="2"/>
            <table:table-cell table:style-name="ce14" office:value-type="string" calcext:value-type="string">
              <text:p>P.U.</text:p>
              <text:p>Coeff.</text:p>
            </table:table-cell>
            <table:table-cell table:style-name="ce14" office:value-type="string" calcext:value-type="string">
              <text:p>Lung.</text:p>
            </table:table-cell>
            <table:table-cell table:style-name="ce14" office:value-type="string" calcext:value-type="string">
              <text:p>Larg.</text:p>
            </table:table-cell>
            <table:table-cell table:style-name="ce14" office:value-type="string" calcext:value-type="string">
              <text:p>Alt.</text:p>
              <text:p>Peso</text:p>
            </table:table-cell>
            <table:table-cell table:style-name="ce14" office:value-type="string" calcext:value-type="string">
              <text:p>Quantità</text:p>
            </table:table-cell>
            <table:table-cell table:style-name="ce14"/>
            <table:table-cell table:style-name="ce14" office:value-type="string" calcext:value-type="string">
              <text:p>Prezzo</text:p>
              <text:p>unitario</text:p>
            </table:table-cell>
            <table:table-cell table:style-name="ce14"/>
            <table:table-cell table:style-name="ce43" office:value-type="string" calcext:value-type="string">
              <text:p>Serve per avere le quantità</text:p>
              <text:p>realizzate "pulite" e sommabili</text:p>
            </table:table-cell>
            <table:table-cell table:style-name="ce14" table:number-columns-repeated="3"/>
            <table:table-cell table:style-name="ce14" office:value-type="string" calcext:value-type="string">
              <text:p>di cui</text:p>
              <text:p>sicurezza</text:p>
            </table:table-cell>
            <table:table-cell table:style-name="ce14" office:value-type="string" calcext:value-type="string">
              <text:p>Importo €</text:p>
            </table:table-cell>
            <table:table-cell table:style-name="ce43"/>
            <table:table-cell table:style-name="ce14" table:number-columns-repeated="4"/>
            <table:table-cell table:style-name="ce14" office:value-type="string" calcext:value-type="string">
              <text:p>Incidenza</text:p>
              <text:p>sul totale</text:p>
            </table:table-cell>
            <table:table-cell table:style-name="ce14" table:number-columns-repeated="2"/>
            <table:table-cell table:style-name="ce14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e14" office:value-type="string" calcext:value-type="string">
              <text:p>Incidenza</text:p>
              <text:p>MdO %</text:p>
            </table:table-cell>
            <table:table-cell table:style-name="ce14" office:value-type="string" calcext:value-type="string">
              <text:p>Importo</text:p>
              <text:p>MdO</text:p>
            </table:table-cell>
            <table:table-cell table:style-name="ce14" office:value-type="string" calcext:value-type="string">
              <text:p>Super Cat</text:p>
            </table:table-cell>
            <table:table-cell table:style-name="ce14" office:value-type="string" calcext:value-type="string">
              <text:p>Cat</text:p>
            </table:table-cell>
            <table:table-cell table:style-name="ce14" office:value-type="string" calcext:value-type="string">
              <text:p>Sub Cat</text:p>
            </table:table-cell>
            <table:table-cell table:style-name="ce14" office:value-type="string" calcext:value-type="string">
              <text:p>tag B</text:p>
            </table:table-cell>
            <table:table-cell table:style-name="ce14" office:value-type="string" calcext:value-type="string">
              <text:p>tag C</text:p>
            </table:table-cell>
            <table:table-cell table:style-name="ce43" office:value-type="string" calcext:value-type="string">
              <text:p>importo totale computo</text:p>
              <text:p>sole voci senza errori</text:p>
            </table:table-cell>
            <table:table-cell table:style-name="ce14"/>
            <table:table-cell table:style-name="ce14" office:value-type="string" calcext:value-type="string">
              <text:p>Figure e</text:p>
              <text:p>annotazioni</text:p>
            </table:table-cell>
            <table:table-cell table:style-name="ce14" table:number-columns-repeated="4"/>
            <table:table-cell table:style-name="ce43"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e15"/>
          <table:table-cell table:style-name="ce24"/>
          <table:table-cell table:style-name="ce28" table:number-columns-spanned="7" table:number-rows-spanned="1"/>
          <table:covered-table-cell table:number-columns-repeated="6" table:style-name="ce24"/>
          <table:table-cell table:style-name="ce24" table:number-columns-repeated="29"/>
          <table:table-cell table:style-name="ce61"/>
          <table:table-cell table:number-columns-repeated="4"/>
          <table:table-cell table:style-name="ce43"/>
          <table:table-cell table:number-columns-repeated="16340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25" office:value-type="string" calcext:value-type="string">
            <text:p>Cod. Art.?</text:p>
          </table:table-cell>
          <table:table-cell table:style-name="ce29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e26"/>
          <table:table-cell table:style-name="ce38"/>
          <table:table-cell table:style-name="ce26" table:number-columns-repeated="28"/>
          <table:table-cell table:style-name="ce62"/>
          <table:table-cell table:number-columns-repeated="4"/>
          <table:table-cell table:style-name="ce43"/>
          <table:table-cell table:number-columns-repeated="16340"/>
        </table:table-row>
        <table:table-row-group>
          <table:table-row table:style-name="ro6">
            <table:table-cell table:style-name="ce17"/>
            <table:table-cell table:style-name="ce26"/>
            <table:table-cell table:style-name="ce30"/>
            <table:table-cell table:style-name="ce32" table:number-columns-repeated="2"/>
            <table:table-cell table:style-name="ce33"/>
            <table:table-cell table:style-name="ce34"/>
            <table:table-cell table:style-name="ce35"/>
            <table:table-cell table:style-name="ce36"/>
            <table:table-cell table:style-name="ce39" table:formula="of:=IF(PRODUCT([.E6:.I6])=0;&quot;&quot;;PRODUCT([.E6:.I6]))">
              <text:p/>
            </table:table-cell>
            <table:table-cell table:style-name="ce41"/>
            <table:table-cell table:style-name="ce26" table:number-columns-repeated="27"/>
            <table:table-cell table:style-name="ce62"/>
            <table:table-cell table:number-columns-repeated="4"/>
            <table:table-cell table:style-name="ce43"/>
            <table:table-cell table:number-columns-repeated="16340"/>
          </table:table-row>
        </table:table-row-group>
        <table:table-row table:style-name="ro7">
          <table:table-cell table:style-name="ce18"/>
          <table:table-cell table:style-name="ce27"/>
          <table:table-cell table:style-name="ce31" table:number-columns-repeated="6"/>
          <table:table-cell table:style-name="ce37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e40" table:formula="of:=SUBTOTAL(9;[.J5:.J7])" office:value-type="float" office:value="0" calcext:value-type="float">
            <text:p>0,00</text:p>
          </table:table-cell>
          <table:table-cell table:style-name="ce40"/>
          <table:table-cell table:style-name="ce42" table:formula="of:=VLOOKUP([.B5];elenco_prezzi;5;FALSE())" office:value-type="string" office:string-value="" calcext:value-type="error">
            <text:p>#N/A</text:p>
          </table:table-cell>
          <table:table-cell table:style-name="ce42"/>
          <table:table-cell table:style-name="ce42" table:formula="of:=[.J7]" office:value-type="float" office:value="0" calcext:value-type="float">
            <text:p>0,00</text:p>
          </table:table-cell>
          <table:table-cell table:style-name="ce42" table:number-columns-repeated="3"/>
          <table:table-cell table:style-name="ce44" table:formula="of:=[.AB7]*[.J7]" office:value-type="string" office:string-value="" calcext:value-type="error">
            <text:p>#N/A</text:p>
          </table:table-cell>
          <table:table-cell table:style-name="ce45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e46" table:number-columns-repeated="3"/>
          <table:table-cell table:style-name="ce47"/>
          <table:table-cell table:style-name="ce48"/>
          <table:table-cell table:style-name="ce49"/>
          <table:table-cell table:style-name="ce51"/>
          <table:table-cell table:style-name="ce52"/>
          <table:table-cell table:style-name="ce53" table:formula="of:=VLOOKUP([.B5];elenco_prezzi;4;FALSE())" office:value-type="string" office:string-value="" calcext:value-type="error">
            <text:p>#N/A</text:p>
          </table:table-cell>
          <table:table-cell table:style-name="ce44" table:formula="of:=[.S7]-[.AE7]" office:value-type="string" office:string-value="" calcext:value-type="error">
            <text:p>#N/A</text:p>
          </table:table-cell>
          <table:table-cell table:style-name="ce56" table:formula="of:=VLOOKUP([.B5];elenco_prezzi;6;FALSE())" office:value-type="string" office:string-value="" calcext:value-type="error">
            <text:p>#N/A</text:p>
          </table:table-cell>
          <table:table-cell table:style-name="ce44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8" office:value-type="string" calcext:value-type="string">
            <text:p>Cx</text:p>
          </table:table-cell>
          <table:table-cell table:style-name="ce57" table:formula="of:=[.B5]" office:value-type="string" office:string-value="Cod. Art.?" calcext:value-type="string">
            <text:p>Cod. Art.?</text:p>
          </table:table-cell>
          <table:table-cell table:style-name="ce59" table:formula="of:=IF(ISERROR([.S7]);&quot;&quot;;IF([.S7]&lt;&gt;&quot;&quot;;[.S7];&quot;&quot;))">
            <text:p/>
          </table:table-cell>
          <table:table-cell table:style-name="ce60"/>
          <table:table-cell table:style-name="ce63"/>
          <table:table-cell table:number-columns-repeated="4"/>
          <table:table-cell table:style-name="ce43"/>
          <table:table-cell table:number-columns-repeated="16340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TOTALI COMPUTO</text:p>
          </table:table-cell>
          <table:table-cell table:style-name="ce19" table:number-columns-repeated="14"/>
          <table:table-cell table:style-name="ce19" table:formula="of:=SUBTOTAL(9;[.R4:.R8])" office:value-type="string" office:string-value="" calcext:value-type="error">
            <text:p>#N/A</text:p>
          </table:table-cell>
          <table:table-cell table:style-name="ce19" table:formula="of:=SUBTOTAL(9;[.S4:.S8])" office:value-type="string" office:string-value="" calcext:value-type="error">
            <text:p>#N/A</text:p>
          </table:table-cell>
          <table:table-cell table:style-name="ce19" table:number-columns-repeated="5"/>
          <table:table-cell table:style-name="ce50"/>
          <table:table-cell table:style-name="ce19" table:number-columns-repeated="3"/>
          <table:table-cell table:style-name="ce19" table:formula="of:=SUBTOTAL(9;[.AC4:.AC8])" office:value-type="string" office:string-value="" calcext:value-type="error">
            <text:p>#N/A</text:p>
          </table:table-cell>
          <table:table-cell table:style-name="ce50" table:formula="of:=[.AE8]/[.S8]" office:value-type="string" office:string-value="" calcext:value-type="error">
            <text:p>#N/A</text:p>
          </table:table-cell>
          <table:table-cell table:style-name="ce19" table:formula="of:=SUBTOTAL(9;[.AE4:.AE8])" office:value-type="string" office:string-value="" calcext:value-type="error">
            <text:p>#N/A</text:p>
          </table:table-cell>
          <table:table-cell table:style-name="ce19" table:number-columns-repeated="5"/>
          <table:table-cell table:style-name="ce19" table:formula="of:=SUBTOTAL(9;[.AK4:.AK8])" office:value-type="float" office:value="0" calcext:value-type="float">
            <text:p>0,00</text:p>
          </table:table-cell>
          <table:table-cell table:number-columns-repeated="16347"/>
        </table:table-row>
        <table:table-row table:style-name="ro1">
          <table:table-cell table:style-name="ce21" office:value-type="string" calcext:value-type="string">
            <text:p>Fine Computo</text:p>
          </table:table-cell>
          <table:table-cell table:style-name="ce21" table:number-columns-repeated="2"/>
          <table:table-cell table:style-name="ce21" office:value-type="string" calcext:value-type="string">
            <text:p>Questa riga NON deve essere cancellata, MAI!!! <text:s/>(ma può rimanere tranquillamente NASCOSTA!)</text:p>
          </table:table-cell>
          <table:table-cell table:style-name="ce21" table:number-columns-repeated="30"/>
          <table:table-cell table:style-name="ce21" office:value-type="string" calcext:value-type="string">
            <text:p>Fine Computo</text:p>
          </table:table-cell>
          <table:table-cell table:style-name="ce21" table:number-columns-repeated="7"/>
          <table:table-cell table:number-columns-repeated="1634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T_Doc_Ult" table:style-name="ta3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80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82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82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82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82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88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88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88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79" office:value-type="string" calcext:value-type="string" table:number-columns-spanned="4" table:number-rows-spanned="1">
            <text:p>Descrizione</text:p>
          </table:table-cell>
          <table:covered-table-cell table:style-name="ce79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80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80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80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80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79" office:value-type="string" calcext:value-type="string" table:number-columns-spanned="4" table:number-rows-spanned="1">
            <text:p>Descrizione</text:p>
          </table:table-cell>
          <table:covered-table-cell table:style-name="ce79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80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7" table:default-cell-style-name="ce333"/>
        <table:table-column table:style-name="co28" table:default-cell-style-name="ce162"/>
        <table:table-column table:style-name="co29" table:default-cell-style-name="ce417"/>
        <table:table-column table:style-name="co30" table:default-cell-style-name="Default"/>
        <table:table-column table:style-name="co31" table:default-cell-style-name="ce138"/>
        <table:table-column table:style-name="co26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132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132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138"/>
          <table:table-cell table:style-name="Default"/>
          <table:table-cell table:style-name="ce13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8">
          <table:table-cell table:style-name="ce13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3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3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13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13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13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138" office:value-type="string" calcext:value-type="string">
            <text:p>d'appalto si può pagare all'impresa la rata di :</text:p>
          </table:table-cell>
          <table:table-cell table:style-name="ce13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13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138" table:number-columns-repeated="2"/>
          <table:table-cell table:number-columns-repeated="5"/>
        </table:table-row>
        <table:table-row table:style-name="ro1">
          <table:table-cell table:style-name="ce138" table:number-columns-repeated="4"/>
          <table:table-cell table:number-columns-repeated="5"/>
        </table:table-row>
        <table:table-row table:style-name="ro1">
          <table:table-cell table:style-name="ce13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13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3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19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3-08" calcext:value-type="date">
            <text:p>08/03/25</text:p>
          </table:table-cell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186" office:value-type="string" calcext:value-type="string">
            <text:p>riservato per il tipo di documento</text:p>
          </table:table-cell>
          <table:table-cell table:style-name="ce443"/>
          <table:table-cell table:style-name="ce186" office:value-type="string" calcext:value-type="string" table:number-columns-spanned="2" table:number-rows-spanned="1">
            <text:p>riservato pe\r num. pagina</text:p>
          </table:table-cell>
          <table:covered-table-cell table:style-name="ce186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0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0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9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19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235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235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10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10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19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7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28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28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28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3" table:default-cell-style-name="Default"/>
        <table:table-column table:style-name="co15" table:default-cell-style-name="Default"/>
        <table:table-column table:style-name="co26" table:number-columns-repeated="6" table:default-cell-style-name="Default"/>
        <table:table-column table:style-name="co17" table:default-cell-style-name="Default"/>
        <table:table-column table:style-name="co26" table:number-columns-repeated="6" table:default-cell-style-name="Default"/>
        <table:table-column table:style-name="co84" table:default-cell-style-name="Default"/>
        <table:table-column table:style-name="co26" table:number-columns-repeated="2" table:default-cell-style-name="Default"/>
        <table:table-column table:style-name="co85" table:default-cell-style-name="Default"/>
        <table:table-column table:style-name="co26" table:default-cell-style-name="Default"/>
        <table:table-column table:style-name="co86" table:default-cell-style-name="Default"/>
        <table:table-column table:style-name="co26" table:number-columns-repeated="16" table:default-cell-style-name="Default"/>
        <table:table-column table:style-name="co87" table:number-columns-repeated="2" table:default-cell-style-name="Default"/>
        <table:table-column table:style-name="co26" table:number-columns-repeated="15" table:default-cell-style-name="Default"/>
        <table:table-row table:style-name="ro29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4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0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29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29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1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2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2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2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3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4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29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3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8" table:default-cell-style-name="Default"/>
        <table:table-column table:style-name="co26" table:number-columns-repeated="5" table:default-cell-style-name="Default"/>
        <table:table-column table:style-name="co89" table:default-cell-style-name="Default"/>
        <table:table-column table:style-name="co10" table:default-cell-style-name="Default"/>
        <table:table-column table:style-name="co90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0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7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0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82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82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82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82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88"/>
          <table:covered-table-cell table:number-columns-repeated="3"/>
        </table:table-row>
        <table:table-row table:style-name="ro14">
          <table:table-cell table:number-columns-repeated="3"/>
          <table:table-cell table:style-name="ce88"/>
          <table:table-cell table:number-columns-repeated="3"/>
        </table:table-row>
        <table:table-row table:style-name="ro38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88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8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1" table:default-cell-style-name="Verb_5f_Normale_20_dx"/>
        <table:table-column table:style-name="co92" table:default-cell-style-name="Default"/>
        <table:table-column table:style-name="co93" table:default-cell-style-name="Default"/>
        <table:table-column table:style-name="co90" table:default-cell-style-name="Default"/>
        <table:table-column table:style-name="co94" table:default-cell-style-name="Default"/>
        <table:table-column table:style-name="co95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313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9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315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7">
          <table:table-cell/>
          <table:table-cell table:style-name="ce521"/>
          <table:table-cell table:number-columns-repeated="62"/>
        </table:table-row>
        <table:table-row table:style-name="ro18">
          <table:table-cell office:value-type="string" calcext:value-type="string">
            <text:p>Stazione Appaltante:</text:p>
          </table:table-cell>
          <table:table-cell table:style-name="ce316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313"/>
          <table:table-cell table:number-columns-repeated="60"/>
        </table:table-row>
        <table:table-row table:style-name="ro18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313"/>
          <table:table-cell table:number-columns-repeated="60"/>
        </table:table-row>
        <table:table-row table:style-name="ro18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8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8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8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8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8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8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8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8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318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318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318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318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316"/>
          <table:covered-table-cell table:number-columns-repeated="2" table:style-name="ce318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316"/>
          <table:covered-table-cell table:number-columns-repeated="2" table:style-name="ce318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316"/>
          <table:covered-table-cell table:number-columns-repeated="2" table:style-name="ce318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318"/>
          <table:table-cell table:number-columns-repeated="60"/>
        </table:table-row>
        <table:table-row table:style-name="ro15">
          <table:table-cell table:style-name="Verb_5f_unite_20_sin"/>
          <table:table-cell table:style-name="ce318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315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315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313"/>
          <table:table-cell table:number-columns-repeated="62"/>
        </table:table-row>
        <table:table-row table:style-name="ro44">
          <table:table-cell table:style-name="Normale_20_giust"/>
          <table:table-cell table:style-name="ce313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313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315"/>
          <table:table-cell table:style-name="ce315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27">
          <table:table-cell/>
          <table:table-cell table:style-name="ce521"/>
          <table:table-cell table:number-columns-repeated="62"/>
        </table:table-row>
        <table:table-row table:style-name="ro18">
          <table:table-cell office:value-type="string" calcext:value-type="string">
            <text:p>Stazione Appaltante:</text:p>
          </table:table-cell>
          <table:table-cell table:style-name="ce316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313"/>
          <table:table-cell table:number-columns-repeated="60"/>
        </table:table-row>
        <table:table-row table:style-name="ro18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313"/>
          <table:table-cell table:number-columns-repeated="60"/>
        </table:table-row>
        <table:table-row table:style-name="ro18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8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8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7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8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7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7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0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0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0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1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0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0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0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0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0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2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2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2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6" table:default-cell-style-name="ce558"/>
        <table:table-column table:style-name="co27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1" table:default-cell-style-name="Default"/>
        <table:table-column table:style-name="co26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2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2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465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2">
          <table:table-cell/>
          <table:table-cell table:style-name="ce465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2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2">
          <table:table-cell table:style-name="ce45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480"/>
          <table:table-cell table:style-name="ce476" table:number-columns-repeated="3"/>
          <table:table-cell/>
        </table:table-row>
        <table:table-row table:style-name="ro32">
          <table:table-cell table:style-name="ce45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476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2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476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476"/>
          <table:table-cell table:style-name="ce571" table:number-columns-repeated="2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476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2">
          <table:table-cell table:style-name="ce561"/>
          <table:table-cell table:style-name="ce578"/>
          <table:table-cell table:style-name="ce579"/>
          <table:table-cell table:style-name="ce476" table:number-columns-spanned="3" table:number-rows-spanned="1"/>
          <table:covered-table-cell table:number-columns-repeated="2" table:style-name="ce571"/>
          <table:table-cell/>
        </table:table-row>
        <table:table-row table:style-name="ro32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476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476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476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476"/>
          <table:table-cell/>
        </table:table-row>
        <table:table-row table:style-name="ro32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476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476"/>
          <table:table-cell table:style-name="ce644"/>
        </table:table-row>
        <table:table-row table:style-name="ro52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476"/>
          <table:table-cell table:style-name="ce644"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476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2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2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476" table:number-columns-repeated="2"/>
          <table:table-cell/>
        </table:table-row>
        <table:table-row table:style-name="ro32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2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480"/>
          <table:covered-table-cell table:number-columns-repeated="2" table:style-name="ce476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476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476"/>
          <table:covered-table-cell table:style-name="ce590"/>
          <table:table-cell table:style-name="ce604"/>
          <table:table-cell table:style-name="ce476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476"/>
          <table:covered-table-cell table:style-name="ce590"/>
          <table:table-cell table:style-name="ce476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476" office:value-type="string" calcext:value-type="string">
            <text:p>Sangrillà, 05/12/2008</text:p>
          </table:table-cell>
          <table:table-cell table:style-name="ce476" table:number-columns-repeated="2"/>
          <table:table-cell/>
        </table:table-row>
        <table:table-row table:style-name="ro32">
          <table:table-cell/>
          <table:table-cell table:style-name="ce476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476"/>
          <table:table-cell table:style-name="ce571" table:number-columns-repeated="2"/>
          <table:table-cell table:style-name="ce476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2">
          <table:table-cell/>
          <table:table-cell table:style-name="ce476" table:number-columns-repeated="5"/>
          <table:table-cell/>
        </table:table-row>
        <table:table-row table:style-name="ro32">
          <table:table-cell/>
          <table:table-cell table:style-name="ce571" table:number-columns-repeated="5"/>
          <table:table-cell/>
        </table:table-row>
        <table:table-row table:style-name="ro32" table:number-rows-repeated="65485">
          <table:table-cell table:number-columns-repeated="7"/>
        </table:table-row>
        <table:table-row table:style-name="ro32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ce405"/>
        <table:table-column table:style-name="co106" table:default-cell-style-name="Default"/>
        <table:table-column table:style-name="co107" table:default-cell-style-name="Default"/>
        <table:table-column table:style-name="co100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number-columns-repeated="244" table:default-cell-style-name="Default"/>
        <table:table-column table:style-name="co10" table:number-columns-repeated="768" table:default-cell-style-name="Default"/>
        <table:table-row table:style-name="ro53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512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512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3">
          <table:table-cell table:style-name="ce513"/>
          <table:table-cell table:style-name="ce512" table:number-columns-repeated="4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513"/>
          <table:table-cell table:style-name="ce513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359" office:value-type="string" calcext:value-type="string">
            <text:p>comprensive degli oneri per la sicurezza indiretti</text:p>
          </table:table-cell>
          <table:table-cell table:style-name="ce513" table:number-columns-repeated="3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/>
          <table:table-cell table:style-name="ce545"/>
          <table:table-cell/>
          <table:table-cell table:style-name="ce545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517" office:value-type="string" calcext:value-type="string" table:number-columns-spanned="2" table:number-rows-spanned="1">
            <text:p>A misura</text:p>
          </table:table-cell>
          <table:covered-table-cell table:style-name="ce517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 table:number-columns-spanned="2" table:number-rows-spanned="1">
            <text:p>A corpo</text:p>
          </table:table-cell>
          <table:covered-table-cell table:style-name="ce543"/>
          <table:table-cell table:style-name="ce382" table:formula="of:=#REF!" office:value-type="string" office:string-value="" calcext:value-type="error">
            <text:p>#RIF!</text:p>
          </table:table-cell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 table:number-columns-spanned="2" table:number-rows-spanned="1">
            <text:p>In economia</text:p>
          </table:table-cell>
          <table:covered-table-cell table:style-name="ce543"/>
          <table:table-cell table:style-name="ce382"/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545" table:number-columns-repeated="2"/>
          <table:table-cell table:style-name="ce617"/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4"/>
          <table:table-cell table:style-name="ce545"/>
          <table:table-cell table:style-name="ce385"/>
          <table:table-cell table:style-name="ce545"/>
          <table:table-cell table:style-name="ce400"/>
          <table:table-cell table:style-name="ce407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545"/>
          <table:table-cell table:style-name="ce400"/>
          <table:table-cell table:style-name="ce545"/>
          <table:table-cell table:style-name="ce513"/>
          <table:table-cell table:style-name="ce410"/>
          <table:table-cell table:style-name="ce513" table:number-columns-repeated="247"/>
          <table:table-cell table:number-columns-repeated="768"/>
        </table:table-row>
        <table:table-row table:style-name="ro1">
          <table:table-cell table:style-name="ce513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545"/>
          <table:table-cell table:style-name="ce400"/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number-columns-repeated="3"/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17" office:value-type="string" calcext:value-type="string" table:number-columns-spanned="2" table:number-rows-spanned="1">
            <text:p>A misura indiretti (già compresi)</text:p>
          </table:table-cell>
          <table:covered-table-cell table:style-name="ce517"/>
          <table:table-cell table:style-name="ce386" table:formula="of:=[.D7]*0.05" office:value-type="string" office:string-value="" calcext:value-type="error">
            <text:p>#RIF!</text:p>
          </table:table-cell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45"/>
          <table:table-cell table:style-name="ce513"/>
          <table:table-cell table:style-name="ce410"/>
          <table:table-cell table:style-name="ce513" table:number-columns-repeated="247"/>
          <table:table-cell table:number-columns-repeated="768"/>
        </table:table-row>
        <table:table-row table:style-name="ro1">
          <table:table-cell table:style-name="ce513"/>
          <table:table-cell table:style-name="ce517" office:value-type="string" calcext:value-type="string" table:number-columns-spanned="2" table:number-rows-spanned="1">
            <text:p>A corpo indiretti (già compresi)</text:p>
          </table:table-cell>
          <table:covered-table-cell table:style-name="ce517"/>
          <table:table-cell table:style-name="ce386" table:formula="of:=[.D8]*0.05" office:value-type="string" office:string-value="" calcext:value-type="error">
            <text:p>#RIF!</text:p>
          </table:table-cell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17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517"/>
          <table:table-cell table:style-name="ce386"/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17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517"/>
          <table:table-cell table:style-name="ce386"/>
          <table:table-cell table:style-name="ce545"/>
          <table:table-cell table:style-name="ce399" office:value-type="string" calcext:value-type="string">
            <text:p>verificare link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number-columns-repeated="3"/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number-columns-repeated="3"/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545"/>
          <table:table-cell table:style-name="ce400" office:value-type="string" calcext:value-type="string">
            <text:p>totale per lavori + a misura diretti + a corpo diretti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number-columns-repeated="3"/>
          <table:table-cell table:style-name="ce545"/>
          <table:table-cell table:style-name="ce400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545"/>
          <table:covered-table-cell table:style-name="ce617"/>
          <table:table-cell table:style-name="ce545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number-columns-repeated="3"/>
          <table:table-cell table:style-name="ce545"/>
          <table:table-cell table:style-name="ce400"/>
          <table:table-cell table:style-name="ce545"/>
          <table:table-cell table:style-name="ce513"/>
          <table:table-cell table:style-name="ce411"/>
          <table:table-cell table:style-name="ce412"/>
          <table:table-cell table:style-name="ce411"/>
          <table:table-cell table:style-name="ce513" table:number-columns-repeated="245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545"/>
          <table:table-cell table:style-name="ce402" office:value-type="string" calcext:value-type="string">
            <text:p>riportare eventuali spese per consulenze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545"/>
          <table:table-cell table:style-name="ce402" office:value-type="string" calcext:value-type="string">
            <text:p>riportare eventuali spese per consulenze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545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545"/>
          <table:table-cell table:style-name="ce404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/>
          <table:table-cell table:style-name="ce376"/>
          <table:table-cell table:style-name="ce389"/>
          <table:table-cell table:style-name="ce545"/>
          <table:table-cell table:style-name="ce404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545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/>
          <table:table-cell table:style-name="ce376"/>
          <table:table-cell table:style-name="ce389"/>
          <table:table-cell table:style-name="ce545"/>
          <table:table-cell table:style-name="ce399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545"/>
          <table:table-cell table:style-name="ce399" office:value-type="string" calcext:value-type="string">
            <text:p>calcolato su totale progetto + arrotondamenti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3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545"/>
          <table:table-cell table:style-name="ce399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545"/>
          <table:table-cell table:style-name="ce399" office:value-type="string" calcext:value-type="string">
            <text:p>riportare l'aliquota prevista per legge</text:p>
          </table:table-cell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5"/>
          <table:table-cell table:style-name="ce378"/>
          <table:table-cell table:style-name="ce617"/>
          <table:table-cell table:style-name="ce545"/>
          <table:table-cell table:style-name="ce399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545" table:number-columns-repeated="4"/>
          <table:table-cell table:style-name="ce399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545"/>
          <table:table-cell table:style-name="ce513" table:number-columns-repeated="249"/>
          <table:table-cell table:number-columns-repeated="768"/>
        </table:table-row>
        <table:table-row table:style-name="ro1">
          <table:table-cell table:style-name="ce513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1">
          <table:table-cell table:style-name="ce513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513"/>
          <table:table-cell table:style-name="ce399" office:value-type="string" calcext:value-type="string">
            <text:p>totale progetto – totale sicurezza</text:p>
          </table:table-cell>
          <table:table-cell table:style-name="ce513" table:number-columns-repeated="250"/>
          <table:table-cell table:number-columns-repeated="768"/>
        </table:table-row>
        <table:table-row table:style-name="ro1" table:number-rows-repeated="65494">
          <table:table-cell table:style-name="ce513" table:number-columns-repeated="5"/>
          <table:table-cell table:style-name="ce399"/>
          <table:table-cell table:style-name="ce513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2" table:default-cell-style-name="Default"/>
        <table:table-column table:style-name="co113" table:default-cell-style-name="ce737"/>
        <table:table-column table:style-name="co114" table:default-cell-style-name="ce739"/>
        <table:table-column table:style-name="co115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27" table:number-rows-repeated="65486">
          <table:table-cell table:number-columns-repeated="16384"/>
        </table:table-row>
        <table:table-row table:style-name="ro27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6" table:default-cell-style-name="ce279"/>
        <table:table-column table:style-name="co117" table:number-columns-repeated="2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1" table:default-cell-style-name="Default"/>
        <table:table-column table:style-name="co26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2" table:default-cell-style-name="ce667"/>
        <table:table-column table:style-name="co123" table:default-cell-style-name="ce667"/>
        <table:table-column table:style-name="co124" table:default-cell-style-name="ce700"/>
        <table:table-column table:style-name="co125" table:default-cell-style-name="ce700"/>
        <table:table-column table:style-name="co126" table:number-columns-repeated="31" table:default-cell-style-name="ce700"/>
        <table:table-column table:style-name="co127" table:number-columns-repeated="3" table:default-cell-style-name="ce700"/>
        <table:table-column table:style-name="co128" table:default-cell-style-name="ce845"/>
        <table:table-column table:style-name="co129" table:default-cell-style-name="Default"/>
        <table:table-column table:style-name="co130" table:number-columns-repeated="16343" table:default-cell-style-name="Default"/>
        <table:table-row table:style-name="ro1">
          <table:table-cell table:style-name="comp_20_In_20_testa" table:number-columns-repeated="39"/>
          <table:table-cell table:number-columns-repeated="16344"/>
        </table:table-row>
        <table:table-row table:style-name="ro23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798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875" office:value-type="string" calcext:value-type="string" table:number-columns-spanned="3" table:number-rows-spanned="1">
            <text:p>ORE</text:p>
          </table:table-cell>
          <table:covered-table-cell table:number-columns-repeated="2" table:style-name="ce884"/>
          <table:table-cell table:style-name="ce905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56">
          <table:table-cell table:style-name="ce646" office:value-type="string" calcext:value-type="string">
            <text:p>Numero d'ordine</text:p>
          </table:table-cell>
          <table:table-cell table:style-name="ce798" office:value-type="string" calcext:value-type="string">
            <text:p>Codice Articolo</text:p>
          </table:table-cell>
          <table:table-cell table:style-name="ce798" office:value-type="string" calcext:value-type="string">
            <text:p>COGNOME E NOME</text:p>
            <text:p>O NATURA DEL NOLEGGIO </text:p>
          </table:table-cell>
          <table:covered-table-cell table:style-name="ce798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875" office:value-type="string" calcext:value-type="string">
            <text:p>TOTALE</text:p>
          </table:table-cell>
          <table:table-cell table:style-name="ce884" office:value-type="string" calcext:value-type="string">
            <text:p>PREZZO </text:p>
          </table:table-cell>
          <table:table-cell table:style-name="ce884" office:value-type="string" calcext:value-type="string">
            <text:p>IMPORTO</text:p>
          </table:table-cell>
          <table:covered-table-cell table:style-name="ce905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/>
    <style:font-face style:name="Arial3" svg:font-family="Arial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family-generic="roman"/>
    <style:font-face style:name="Liberation Serif5" svg:font-family="'Liberation Serif'" style:font-family-generic="roman" style:font-pitch="variable"/>
    <style:font-face style:name="Liberation Serif6" svg:font-family="'Liberation Serif'" style:font-adornments="Standard" style:font-family-generic="roman" style:font-pitch="variable"/>
    <style:font-face style:name="Liberation Serif7" svg:font-family="'Liberation Serif'" style:font-adornments="Grassetto Corsivo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number-style style:name="N10123P0" style:volatile="true" number:language="it" number:country="IT">
      <number:number number:decimal-places="3" number:min-decimal-places="3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2" number:min-decimal-places="2" number:min-integer-digits="0" number:grouping="true"/>
    </number:number-style>
    <number:number-style style:name="N10124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4P0"/>
    </number:number-style>
    <number:number-style style:name="N10125P0" style:volatile="true" number:language="it" number:country="IT">
      <number:number number:decimal-places="0" number:min-decimal-places="0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2" number:language="it" number:country="IT" number:title="User-defined">
      <number:number number:decimal-places="3" number:min-decimal-places="3" number:min-integer-digits="1" number:grouping="true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3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1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5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6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6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6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6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6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6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7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7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6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3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4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escription>N.B.: Si consiglia di archiviare sempre (insieme al computo) una copia della libreria oxt usata per creare il computo.
Vecchi archivi su leeno.org.</dc:description>
    <meta:creation-date>2025-02-15T00:34:45.979000000</meta:creation-date>
    <meta:editing-cycles>1</meta:editing-cycles>
    <meta:editing-duration>P0D</meta:editing-duration>
    <dc:title>Computo_LeenO</dc:title>
    <meta:document-statistic meta:table-count="17" meta:cell-count="2336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2-15T00:34:45.623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